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7.0602in" style:type="right" style:leader-style="dotted" style:leader-text="."/>
        </style:tab-stops>
      </style:paragraph-properties>
    </style:style>
    <style:style style:name="P37" style:family="paragraph" style:parent-style-name="Contents_20_2">
      <style:paragraph-properties>
        <style:tab-stops>
          <style:tab-stop style:position="6.8839in" style:type="right"/>
        </style:tab-stops>
      </style:paragraph-properties>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paragraph-properties fo:text-align="justify" style:justify-single-word="false"/>
    </style:style>
    <style:style style:name="P46" style:family="paragraph" style:parent-style-name="Text_20_body" style:list-style-name="L5">
      <style:paragraph-properties fo:text-align="justify" style:justify-single-word="false"/>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8">
      <style:paragraph-properties fo:text-align="justify" style:justify-single-word="false"/>
    </style:style>
    <style:style style:name="P49" style:family="paragraph" style:parent-style-name="Text_20_body" style:list-style-name="L10">
      <style:paragraph-properties fo:text-align="justify" style:justify-single-word="false"/>
    </style:style>
    <style:style style:name="P50" style:family="paragraph" style:parent-style-name="Text_20_body" style:list-style-name="L11">
      <style:paragraph-properties fo:text-align="justify" style:justify-single-word="false"/>
    </style:style>
    <style:style style:name="P51" style:family="paragraph" style:parent-style-name="Text_20_body" style:list-style-name="L12">
      <style:paragraph-properties fo:text-align="justify" style:justify-single-word="false"/>
    </style:style>
    <style:style style:name="P52" style:family="paragraph" style:parent-style-name="Text_20_body" style:list-style-name="L13">
      <style:paragraph-properties fo:text-align="justify" style:justify-single-word="false"/>
    </style:style>
    <style:style style:name="P53" style:family="paragraph" style:parent-style-name="Text_20_body" style:list-style-name="L14">
      <style:paragraph-properties fo:text-align="justify" style:justify-single-word="false"/>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8,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5">Table of Contents</text:p>
          </text:index-title>
          <text:p text:style-name="P36">The MIT License (MIT).<text:tab/>5</text:p>
          <text:p text:style-name="P36">Introduction<text:tab/>6</text:p>
          <text:p text:style-name="P37">About the name fOOrth<text:tab/>6</text:p>
          <text:p text:style-name="P37">How fOOrth came to be<text:tab/>6</text:p>
          <text:p text:style-name="P37">Goals and Principles<text:tab/>7</text:p>
          <text:p text:style-name="P37">Report Card<text:tab/>8</text:p>
          <text:p text:style-name="P37">Special Note of Thanks<text:tab/>9</text:p>
          <text:p text:style-name="P36">Installation<text:tab/>10</text:p>
          <text:p text:style-name="P37">Ruby<text:tab/>10</text:p>
          <text:p text:style-name="P37">fOOrth<text:tab/>10</text:p>
          <text:p text:style-name="P37">Running fOOrth<text:tab/>11</text:p>
          <text:p text:style-name="P37">Source Archive<text:tab/>11</text:p>
          <text:p text:style-name="P36">First Steps<text:tab/>12</text:p>
          <text:p text:style-name="P36">The Syntax and Style of fOOrth<text:tab/>14</text:p>
          <text:p text:style-name="P37">Syntax<text:tab/>14</text:p>
          <text:p text:style-name="P37">Spaces<text:tab/>14</text:p>
          <text:p text:style-name="P37">Comments<text:tab/>14</text:p>
          <text:p text:style-name="P37">String Literals<text:tab/>14</text:p>
          <text:p text:style-name="P37">Numeric Literals<text:tab/>15</text:p>
          <text:p text:style-name="P36">A fOOrth Calculator<text:tab/>16</text:p>
          <text:p text:style-name="P37">The Basics<text:tab/>16</text:p>
          <text:p text:style-name="P37">Stack Manipulation<text:tab/>17</text:p>
          <text:p text:style-name="P37">Programming<text:tab/>19</text:p>
          <text:p text:style-name="P37">Control Structures<text:tab/>20</text:p>
          <text:p text:style-name="P37">Data Memory<text:tab/>20</text:p>
          <text:p text:style-name="P36">The Class Tree<text:tab/>21</text:p>
          <text:p text:style-name="P37">A Brief Overview<text:tab/>21</text:p>
          <text:p text:style-name="P36">Method Mapping<text:tab/>23</text:p>
          <text:p text:style-name="P36">Routing<text:tab/>24</text:p>
          <text:p text:style-name="P37">Routing Internals<text:tab/>25</text:p>
          <text:p text:style-name="P36">Handling Exceptions<text:tab/>27</text:p>
          <text:p text:style-name="P37">fOOrth Native Exception Codes:<text:tab/>27</text:p>
          <text:p text:style-name="P36">Array<text:tab/>28</text:p>
          <text:p text:style-name="P37">Array Literals<text:tab/>28</text:p>
          <text:p text:style-name="P37">Class Methods<text:tab/>28</text:p>
          <text:p text:style-name="P37">Instance Methods<text:tab/>28</text:p>
          <text:p text:style-name="P37">See Also<text:tab/>28</text:p>
          <text:p text:style-name="P36">Class<text:tab/>29</text:p>
          <text:p text:style-name="P37">Instance Methods<text:tab/>29</text:p>
          <text:p text:style-name="P37">See Also<text:tab/>29</text:p>
          <text:p text:style-name="P36">Complex<text:tab/>30</text:p>
          <text:p text:style-name="P37">Complex Literals<text:tab/>30</text:p>
          <text:p text:style-name="P37">Instance Methods<text:tab/>31</text:p>
          <text:p text:style-name="P37">Instance Stubs<text:tab/>31</text:p>
          <text:p text:style-name="P37">See Also<text:tab/>31</text:p>
          <text:p text:style-name="P36">Exception<text:tab/>32</text:p>
          <text:p text:style-name="P36">FalseClass<text:tab/>33</text:p>
          <text:p text:style-name="P37">Instance Methods<text:tab/>33</text:p>
          <text:p text:style-name="P37">See Also<text:tab/>33</text:p>
          <text:p text:style-name="P36">Float<text:tab/>35</text:p>
          <text:p text:style-name="P37">Float Literals<text:tab/>35</text:p>
          <text:p text:style-name="P37">See Also<text:tab/>35</text:p>
          <text:p text:style-name="P36">Hash<text:tab/>36</text:p>
          <text:p text:style-name="P37">Hash Literals<text:tab/>36</text:p>
          <text:p text:style-name="P37">Instance Methods<text:tab/>36</text:p>
          <text:p text:style-name="P37">See Also<text:tab/>36</text:p>
          <text:p text:style-name="P36">InStream<text:tab/>37</text:p>
          <text:p text:style-name="P37">Class Methods<text:tab/>37</text:p>
          <text:p text:style-name="P37">Instance Methods<text:tab/>37</text:p>
          <text:p text:style-name="P37">See Also<text:tab/>37</text:p>
          <text:p text:style-name="P36">Integer<text:tab/>38</text:p>
          <text:p text:style-name="P37">Integer Literals<text:tab/>38</text:p>
          <text:p text:style-name="P37">Instance Methods<text:tab/>38</text:p>
          <text:p text:style-name="P37">See Also<text:tab/>38</text:p>
          <text:p text:style-name="P36">MaxNumeric<text:tab/>40</text:p>
          <text:p text:style-name="P36">MinNumeric<text:tab/>41</text:p>
          <text:p text:style-name="P36">NilClass<text:tab/>42</text:p>
          <text:p text:style-name="P37">Instance Methods<text:tab/>42</text:p>
          <text:p text:style-name="P37">See Also<text:tab/>42</text:p>
          <text:p text:style-name="P36">Numeric<text:tab/>43</text:p>
          <text:p text:style-name="P37">Instance Methods<text:tab/>43</text:p>
          <text:p text:style-name="P37">See Also<text:tab/>43</text:p>
          <text:p text:style-name="P36">Object<text:tab/>44</text:p>
          <text:p text:style-name="P37">Instance Methods<text:tab/>44</text:p>
          <text:p text:style-name="P37">See Also<text:tab/>53</text:p>
          <text:p text:style-name="P36">OutStream<text:tab/>54</text:p>
          <text:p text:style-name="P37">Class Methods<text:tab/>54</text:p>
          <text:p text:style-name="P37">Instance Methods<text:tab/>54</text:p>
          <text:p text:style-name="P37">Class Stubs<text:tab/>54</text:p>
          <text:p text:style-name="P37">See Also<text:tab/>54</text:p>
          <text:p text:style-name="P36">Procedure<text:tab/>55</text:p>
          <text:p text:style-name="P37">Procedure Literals<text:tab/>55</text:p>
          <text:p text:style-name="P37">Instance Methods<text:tab/>55</text:p>
          <text:p text:style-name="P37">See Also<text:tab/>55</text:p>
          <text:p text:style-name="P36"><text:soft-page-break/>Queue<text:tab/>56</text:p>
          <text:p text:style-name="P37">Instance Methods<text:tab/>56</text:p>
          <text:p text:style-name="P37">See Also<text:tab/>56</text:p>
          <text:p text:style-name="P36">Rational<text:tab/>57</text:p>
          <text:p text:style-name="P37">Rational Literals<text:tab/>57</text:p>
          <text:p text:style-name="P37">Instance Methods<text:tab/>57</text:p>
          <text:p text:style-name="P37">See Also<text:tab/>58</text:p>
          <text:p text:style-name="P36">Stack<text:tab/>59</text:p>
          <text:p text:style-name="P37">Instance Methods<text:tab/>59</text:p>
          <text:p text:style-name="P37">See Also<text:tab/>59</text:p>
          <text:p text:style-name="P36">String<text:tab/>60</text:p>
          <text:p text:style-name="P37">String Literals<text:tab/>60</text:p>
          <text:p text:style-name="P37">Instance Methods<text:tab/>60</text:p>
          <text:p text:style-name="P37">See Also<text:tab/>60</text:p>
          <text:p text:style-name="P36">Thread<text:tab/>61</text:p>
          <text:p text:style-name="P37">Class Methods<text:tab/>61</text:p>
          <text:p text:style-name="P37">Instance Methods<text:tab/>61</text:p>
          <text:p text:style-name="P37">See Also<text:tab/>61</text:p>
          <text:p text:style-name="P36">TrueClass<text:tab/>62</text:p>
          <text:p text:style-name="P37">See Also<text:tab/>62</text:p>
          <text:p text:style-name="P36">VirtualMachine<text:tab/>63</text:p>
          <text:p text:style-name="P37">Instance Methods<text:tab/>63</text:p>
          <text:p text:style-name="P37">Commands<text:tab/>65</text:p>
          <text:p text:style-name="P37">See Also<text:tab/>66</text:p>
          <text:p text:style-name="P36">Appendix A – Symbol Glossary<text:tab/>67</text:p>
          <text:p text:style-name="P36">Appendix B – Regular Expressions<text:tab/>69</text:p>
          <text:p text:style-name="P36">Edit History:<text:tab/>71</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765540021914010339" text:style-name="L1">
        <text:list-item>
          <text:p text:style-name="P43">A Simple, Easy-to-Understand syntax that is none the less, Expressive and Compact:</text:p>
        </text:list-item>
      </text:list>
      <text:list xml:id="list3397504076294110023"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31686807" text:continue-list="list1765540021914010339" text:style-name="L1">
        <text:list-item>
          <text:p text:style-name="P43">Safe Data and Data Structures:</text:p>
        </text:list-item>
      </text:list>
      <text:list xml:id="list4181167450429129064" text:style-name="L3">
        <text:list-item>
          <text:list>
            <text:list-item>
              <text:p text:style-name="P45">Simple, reliable arithmetic. In fOOrth, integer operations never overflow. Rational <text:soft-page-break/>values can be represented exactly, complex numbers are supported, and conversions between numeric types are simple.</text:p>
            </text:list-item>
            <text:list-item>
              <text:p text:style-name="P45">Strings grow as needed without the need to allocate space or worry about overflow.</text:p>
            </text:list-item>
            <text:list-item>
              <text:p text:style-name="P45">Data containers such as arrays and hashes grow as needed. Out of range subscripts cannot access undefined memory regions. </text:p>
            </text:list-item>
          </text:list>
        </text:list-item>
      </text:list>
      <text:list xml:id="list31683518" text:continue-list="list31686807" text:style-name="L1">
        <text:list-item>
          <text:p text:style-name="P43">Message Passing:</text:p>
        </text:list-item>
      </text:list>
      <text:list xml:id="list1825070455818462773" text:style-name="L4">
        <text:list-item>
          <text:list>
            <text:list-item>
              <text:p text:style-name="P54">In fOOrth all actions take the form of messages sent to a receiver.</text:p>
            </text:list-item>
            <text:list-item>
              <text:p text:style-name="P54">The routing of messages is specified by the exact type of the message.</text:p>
            </text:list-item>
            <text:list-item>
              <text:p text:style-name="P54">Message receivers include data items on the stack as well as the virtual machine object associated with the current thread of execution.</text:p>
            </text:list-item>
            <text:list-item>
              <text:p text:style-name="P54">Messages for which no routing specification can be found, generate an error at compile time.</text:p>
            </text:list-item>
          </text:list>
        </text:list-item>
      </text:list>
      <text:list xml:id="list31686134" text:continue-list="list31683518" text:style-name="L1">
        <text:list-item>
          <text:p text:style-name="P43">Object Oriented Design:</text:p>
        </text:list-item>
      </text:list>
      <text:list xml:id="list2451528891653810564" text:style-name="L5">
        <text:list-item>
          <text:list>
            <text:list-item>
              <text:p text:style-name="P46">Support class based inheritance, with a non-cyclic (single inheritance) tree derived from a common base Object class.</text:p>
            </text:list-item>
            <text:list-item>
              <text:p text:style-name="P55">Support late binding and polymorphism through message interface compatibility or “duck” typing.</text:p>
            </text:list-item>
          </text:list>
        </text:list-item>
      </text:list>
      <text:list xml:id="list31673535" text:continue-list="list31686134" text:style-name="L1">
        <text:list-item>
          <text:p text:style-name="P43">Meta programming: </text:p>
        </text:list-item>
      </text:list>
      <text:list xml:id="list6158194740307632304" text:style-name="L6">
        <text:list-item>
          <text:list>
            <text:list-item>
              <text:p text:style-name="P56">Support extensible language constructs by making the compiler an accessible part of the system.</text:p>
            </text:list-item>
          </text:list>
        </text:list-item>
      </text:list>
      <text:list xml:id="list31690441" text:continue-list="list31673535" text:style-name="L1">
        <text:list-item>
          <text:p text:style-name="P43">Reliability:</text:p>
        </text:list-item>
      </text:list>
      <text:list xml:id="list7023304081307145807" text:style-name="L7">
        <text:list-item>
          <text:list>
            <text:list-item>
              <text:p text:style-name="P57">Errors should be detected as soon as possible. </text:p>
            </text:list-item>
            <text:list-item>
              <text:p text:style-name="P57">Language constructs should not be designed in a way that causes simple coding errors to spin off into infinite loops. </text:p>
            </text:list-item>
          </text:list>
        </text:list-item>
      </text:list>
      <text:list xml:id="list31693161" text:continue-list="list31690441" text:style-name="L1">
        <text:list-item>
          <text:p text:style-name="P47">Building on the host language:</text:p>
        </text:list-item>
      </text:list>
      <text:list xml:id="list2010283994183571342" text:style-name="L8">
        <text:list-item>
          <text:list>
            <text:list-item>
              <text:p text:style-name="P4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96516944"/>Thanks<text:alphabetical-index-mark-end text:id="IMark96516944"/></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069853277731769346" text:style-name="L9">
        <text:list-item>
          <text:p text:style-name="P58">ruby 1.9.3p484 (2013-11-22) [i386-mingw32]</text:p>
        </text:list-item>
        <text:list-item>
          <text:p text:style-name="P58">ruby 2.1.5p273 (2014-11-13 revision 48405) [i386-mingw32]</text:p>
        </text:list-item>
        <text:list-item>
          <text:p text:style-name="P58">Rubinius – to be tested!</text:p>
        </text:list-item>
        <text:list-item>
          <text:p text:style-name="P5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96516944"/>Rake<text:alphabetical-index-mark-end text:id="IMark96516944"/>:</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6516944"/>Demo.rb<text:alphabetical-index-mark-end text:id="IMark9651694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96458008"/>drop<text:alphabetical-index-mark-end text:id="IMark9645800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96458008"/>dup<text:alphabetical-index-mark-end text:id="IMark9645800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96458008"/>nip<text:alphabetical-index-mark-end text:id="IMark9645800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96458008"/>over<text:alphabetical-index-mark-end text:id="IMark9645800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96458008"/>pick<text:alphabetical-index-mark-end text:id="IMark9645800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96458008"/>swap<text:alphabetical-index-mark-end text:id="IMark9645800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96458008"/>tuck<text:alphabetical-index-mark-end text:id="IMark9645800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52542938457133146" text:style-name="L10">
        <text:list-item>
          <text:p text:style-name="P49">To store return addresses for word calls. In fOOrth this is handled by the Ruby virtual machine.</text:p>
        </text:list-item>
        <text:list-item>
          <text:p text:style-name="P49">To store context for control structures. In fOOrth the context mechanism provides for a far richer and more reliable set of control, compile, and data structures.</text:p>
        </text:list-item>
        <text:list-item>
          <text:p text:style-name="P4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74277068"/>Classes<text:alphabetical-index-mark-end text:id="IMark17427706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74277068"/>Inheritance<text:alphabetical-index-mark-end text:id="IMark17427706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74277068"/>Methods<text:alphabetical-index-mark-end text:id="IMark174277068"/></text:h>
      <text:p text:style-name="P3">All code in fOOrth is contained in methods. A method is a fragment of code that an object uses to respond to a message that has been sent to that object. In fOOrth there are three sorts of methods:</text:p>
      <text:list xml:id="list2211995181679789736" text:style-name="L11">
        <text:list-item>
          <text:p text:style-name="P50">Shared: Methods that are common to all instances of the class that contains them.</text:p>
        </text:list-item>
        <text:list-item>
          <text:p text:style-name="P50">Exclusive: Methods that are defined for one and only one object (and all of its clones that are created <text:span text:style-name="T2">after</text:span> the exclusive method is defined.).</text:p>
        </text:list-item>
        <text:list-item>
          <text:p text:style-name="P50">Local: Methods that are created in a context and are accessible only in that context. When the context concludes, these methods are no longer accessible.</text:p>
        </text:list-item>
      </text:list>
      <text:h text:style-name="Heading_20_3" text:outline-level="3"><text:alphabetical-index-mark-start text:id="IMark96435972"/>Late Binding<text:alphabetical-index-mark-end text:id="IMark96435972"/> and <text:alphabetical-index-mark-start text:id="IMark174277308"/>Polymorphism<text:alphabetical-index-mark-end text:id="IMark17427730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74277308"/>Method Mapping<text:alphabetical-index-mark-end text:id="IMark17427730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455658332009843936" text:style-name="L12">
        <text:list-item>
          <text:p text:style-name="P51">The strings used by fOOrth needed to be converted to Ruby symbols to allow code to be executed in Ruby.</text:p>
        </text:list-item>
        <text:list-item>
          <text:p text:style-name="P51">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1">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6435972"/>SymbolMap<text:alphabetical-index-mark-end text:id="IMark96435972"/> class. This class creates mappings in one of two ways:</text:p>
      <text:list xml:id="list5427827042266242714" text:style-name="L13">
        <text:list-item>
          <text:p text:style-name="P5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96435972"/>Routing<text:alphabetical-index-mark-end text:id="IMark9643597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415691909084431203" text:style-name="L14">
        <text:list-item>
          <text:p text:style-name="P53">The defining word used to create the method.</text:p>
        </text:list-item>
        <text:list-item>
          <text:p text:style-name="P53">The receiver of the defining word used to create the method.</text:p>
        </text:list-item>
        <text:list-item>
          <text:p text:style-name="P5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96458008"/>:<text:alphabetical-index-mark-end text:id="IMark96458008"/></text:p>
          </table:table-cell>
          <table:table-cell table:style-name="Table9.A2" office:value-type="string">
            <text:p text:style-name="P10">N/A</text:p>
          </table:table-cell>
          <table:table-cell table:style-name="Table9.A2" office:value-type="string">
            <text:p text:style-name="P17">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96458008"/>.:<text:alphabetical-index-mark-end text:id="IMark9645800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96458008"/>.::<text:alphabetical-index-mark-end text:id="IMark9645800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6496652"/>do_map_name<text:alphabetical-index-mark-end text:id="IMark9649665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1</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96496652"/>Array<text:alphabetical-index-mark-end text:id="IMark9649665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6496652"/>Class<text:alphabetical-index-mark-end text:id="IMark9649665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6496652"/>Complex<text:alphabetical-index-mark-end text:id="IMark9649665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6496460"/>.cbrt<text:alphabetical-index-mark-end text:id="IMark9649646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6496604"/>.e**<text:alphabetical-index-mark-end text:id="IMark9649660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6496460"/>.split<text:alphabetical-index-mark-end text:id="IMark9649646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6496604"/>.sqrt<text:alphabetical-index-mark-end text:id="IMark9649660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96496988"/>Exception<text:alphabetical-index-mark-end text:id="IMark96496988"/></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96496988"/>FalseClass<text:alphabetical-index-mark-end text:id="IMark9649698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6496604"/>&amp;&amp;<text:alphabetical-index-mark-end text:id="IMark9649660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6496604"/>^^<text:alphabetical-index-mark-end text:id="IMark9649660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6496604"/>||<text:alphabetical-index-mark-end text:id="IMark9649660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96496988"/>Float<text:alphabetical-index-mark-end text:id="IMark9649698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6497372"/>Hash<text:alphabetical-index-mark-end text:id="IMark9649737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6497372"/>InStream<text:alphabetical-index-mark-end text:id="IMark9649737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96497372"/>Integer<text:alphabetical-index-mark-end text:id="IMark9649737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96514112"/><text:alphabetical-index-mark-start text:id="IMark96497612"/>MaxNumeric<text:alphabetical-index-mark-end text:id="IMark96497612"/><text:alphabetical-index-mark-end text:id="IMark9651411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96514112"/><text:alphabetical-index-mark-start text:id="IMark96497612"/>MinNumeric<text:alphabetical-index-mark-end text:id="IMark96497612"/><text:alphabetical-index-mark-end text:id="IMark9651411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96514112"/><text:alphabetical-index-mark-start text:id="IMark96497612"/><text:alphabetical-index-mark-start text:id="IMark96497564"/>NilClass<text:alphabetical-index-mark-end text:id="IMark96497564"/><text:alphabetical-index-mark-end text:id="IMark96497612"/><text:alphabetical-index-mark-end text:id="IMark9651411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6497324"/>&amp;&amp;<text:alphabetical-index-mark-end text:id="IMark96497324"/>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6497324"/>^^<text:alphabetical-index-mark-end text:id="IMark96497324"/>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6497324"/>||<text:alphabetical-index-mark-end text:id="IMark96497324"/>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6514112"/>Numeric<text:alphabetical-index-mark-end text:id="IMark9651411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6514112"/>Object<text:alphabetical-index-mark-end text:id="IMark9651411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96497324"/>&amp;&amp;<text:alphabetical-index-mark-end text:id="IMark9649732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96497324"/>)methods<text:alphabetical-index-mark-end text:id="IMark9649732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73897420"/>.<text:alphabetical-index-mark-end text:id="IMark173897420"/>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73897420"/>.::<text:alphabetical-index-mark-end text:id="IMark17389742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73897420"/>inst:<text:alphabetical-index-mark-end text:id="IMark17389742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73897420"/>local:<text:alphabetical-index-mark-end text:id="IMark17389742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73897420"/>super<text:alphabetical-index-mark-end text:id="IMark17389742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73897420"/>;<text:alphabetical-index-mark-end text:id="IMark17389742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73897420"/>.class<text:alphabetical-index-mark-end text:id="IMark173897420"/>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73897420"/>.clone<text:alphabetical-index-mark-end text:id="IMark17389742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73897420"/>.copy<text:alphabetical-index-mark-end text:id="IMark17389742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73897420"/>.init<text:alphabetical-index-mark-end text:id="IMark17389742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73897420"/>.is_class?<text:alphabetical-index-mark-end text:id="IMark17389742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73897420"/>.name<text:alphabetical-index-mark-end text:id="IMark17389742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73897420"/>.strlen<text:alphabetical-index-mark-end text:id="IMark17389742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73897420"/>.to_f<text:alphabetical-index-mark-end text:id="IMark17389742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73897420"/>.to_f!<text:alphabetical-index-mark-end text:id="IMark17389742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73897420"/>.to_i<text:alphabetical-index-mark-end text:id="IMark17389742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73897420"/>.to_i!<text:alphabetical-index-mark-end text:id="IMark17389742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73897420"/>.to_n<text:alphabetical-index-mark-end text:id="IMark17389742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73897420"/>.to_n!<text:alphabetical-index-mark-end text:id="IMark17389742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73897420"/>.to_r<text:alphabetical-index-mark-end text:id="IMark17389742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73897420"/>.to_r!<text:alphabetical-index-mark-end text:id="IMark17389742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73897420"/>.to_s<text:alphabetical-index-mark-end text:id="IMark17389742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73897420"/>.to_x<text:alphabetical-index-mark-end text:id="IMark17389742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73897420"/>.to_x!<text:alphabetical-index-mark-end text:id="IMark17389742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73897420"/>&lt;&gt;<text:alphabetical-index-mark-end text:id="IMark17389742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73897420"/>=<text:alphabetical-index-mark-end text:id="IMark17389742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73897420"/>^^<text:alphabetical-index-mark-end text:id="IMark17389742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73897420"/>distinct?<text:alphabetical-index-mark-end text:id="IMark17389742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73897420"/>identical?<text:alphabetical-index-mark-end text:id="IMark17389742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73897420"/>max<text:alphabetical-index-mark-end text:id="IMark17389742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73897420"/>min<text:alphabetical-index-mark-end text:id="IMark1738974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73897420"/>nil&lt;&gt;<text:alphabetical-index-mark-end text:id="IMark17389742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73897420"/>nil=<text:alphabetical-index-mark-end text:id="IMark1738974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73897420"/>not<text:alphabetical-index-mark-end text:id="IMark1738974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73897420"/>||<text:alphabetical-index-mark-end text:id="IMark17389742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1173540"/>OutStream<text:alphabetical-index-mark-end text:id="IMark10117354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01173540"/>Procedure<text:alphabetical-index-mark-end text:id="IMark10117354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1173540"/>Queue<text:alphabetical-index-mark-end text:id="IMark10117354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1173540"/>Rational<text:alphabetical-index-mark-end text:id="IMark10117354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1173732"/>.split<text:alphabetical-index-mark-end text:id="IMark10117373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6515120"/>Stack<text:alphabetical-index-mark-end text:id="IMark9651512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6515120"/>String<text:alphabetical-index-mark-end text:id="IMark9651512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6515120"/>Thread<text:alphabetical-index-mark-end text:id="IMark9651512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6515120"/><text:alphabetical-index-mark-start text:id="IMark96515072"/><text:alphabetical-index-mark-start text:id="IMark96515024"/>TrueClass<text:alphabetical-index-mark-end text:id="IMark96515024"/><text:alphabetical-index-mark-end text:id="IMark96515072"/><text:alphabetical-index-mark-end text:id="IMark96515120"/></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96515120"/>VirtualMachine<text:alphabetical-index-mark-end text:id="IMark96515120"/></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6515120"/>Commands<text:alphabetical-index-mark-end text:id="IMark9651512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9">A</text:p>
          <text:p text:style-name="P38">Array<text:tab/>28</text:p>
          <text:p text:style-name="P39">C</text:p>
          <text:p text:style-name="P38">Class<text:tab/>29</text:p>
          <text:p text:style-name="P38">Classes<text:tab/>21</text:p>
          <text:p text:style-name="P38">Commands<text:tab/>65</text:p>
          <text:p text:style-name="P38">Complex<text:tab/>30</text:p>
          <text:p text:style-name="P39">D</text:p>
          <text:p text:style-name="P38">Demo.rb<text:tab/>11</text:p>
          <text:p text:style-name="P38">distinct?<text:tab/>51</text:p>
          <text:p text:style-name="P38">do_map_name<text:tab/>25</text:p>
          <text:p text:style-name="P38">drop<text:tab/>18</text:p>
          <text:p text:style-name="P38">dup<text:tab/>18</text:p>
          <text:p text:style-name="P39">E</text:p>
          <text:p text:style-name="P38">Exception<text:tab/>32</text:p>
          <text:p text:style-name="P39">F</text:p>
          <text:p text:style-name="P38">FalseClass<text:tab/>33</text:p>
          <text:p text:style-name="P38">Float<text:tab/>35</text:p>
          <text:p text:style-name="P39">H</text:p>
          <text:p text:style-name="P38">Hash<text:tab/>36</text:p>
          <text:p text:style-name="P39">I</text:p>
          <text:p text:style-name="P38">identical?<text:tab/>52</text:p>
          <text:p text:style-name="P38">Inheritance<text:tab/>22</text:p>
          <text:p text:style-name="P38">inst:<text:tab/>45</text:p>
          <text:p text:style-name="P38">InStream<text:tab/>37</text:p>
          <text:p text:style-name="P38">Integer<text:tab/>38</text:p>
          <text:p text:style-name="P39">L</text:p>
          <text:p text:style-name="P38">Late Binding<text:tab/>22</text:p>
          <text:p text:style-name="P38">local:<text:tab/>45</text:p>
          <text:p text:style-name="P39">M</text:p>
          <text:p text:style-name="P38">max<text:tab/>52</text:p>
          <text:p text:style-name="P38">MaxNumeric<text:tab/>40</text:p>
          <text:p text:style-name="P38">Method Mapping<text:tab/>23</text:p>
          <text:p text:style-name="P38">Methods<text:tab/>22</text:p>
          <text:p text:style-name="P38">min<text:tab/>52</text:p>
          <text:p text:style-name="P38">MinNumeric<text:tab/>41</text:p>
          <text:p text:style-name="P39">N</text:p>
          <text:p text:style-name="P38">nil&lt;&gt;<text:tab/>53</text:p>
          <text:p text:style-name="P38">nil=<text:tab/>53</text:p>
          <text:p text:style-name="P38">NilClass<text:tab/>42</text:p>
          <text:p text:style-name="P38">nip<text:tab/>18</text:p>
          <text:p text:style-name="P38">not<text:tab/>53</text:p>
          <text:p text:style-name="P38">Numeric<text:tab/>43</text:p>
          <text:p text:style-name="P39">O</text:p>
          <text:p text:style-name="P38">Object<text:tab/>44</text:p>
          <text:p text:style-name="P38">OutStream<text:tab/>54</text:p>
          <text:p text:style-name="P38">over<text:tab/>18</text:p>
          <text:p text:style-name="P39">P</text:p>
          <text:p text:style-name="P38">pick<text:tab/>18</text:p>
          <text:p text:style-name="P38">Polymorphism<text:tab/>22</text:p>
          <text:p text:style-name="P38">Procedure<text:tab/>55</text:p>
          <text:p text:style-name="P39">Q</text:p>
          <text:p text:style-name="P38">Queue<text:tab/>56</text:p>
          <text:p text:style-name="P39">R</text:p>
          <text:p text:style-name="P38">Rake<text:tab/>11</text:p>
          <text:p text:style-name="P38">Rational<text:tab/>57</text:p>
          <text:p text:style-name="P38">Routing<text:tab/>24</text:p>
          <text:p text:style-name="P39">S</text:p>
          <text:p text:style-name="P38">Stack<text:tab/>59</text:p>
          <text:p text:style-name="P38">String<text:tab/>60</text:p>
          <text:p text:style-name="P38">super<text:tab/>45</text:p>
          <text:p text:style-name="P38">swap<text:tab/>19</text:p>
          <text:p text:style-name="P38">SymbolMap<text:tab/>23</text:p>
          <text:p text:style-name="P39">T</text:p>
          <text:p text:style-name="P38">Thanks<text:tab/>9</text:p>
          <text:p text:style-name="P38">Thread<text:tab/>61</text:p>
          <text:p text:style-name="P38">TrueClass<text:tab/>62</text:p>
          <text:p text:style-name="P38">tuck<text:tab/>19</text:p>
          <text:p text:style-name="P39">V</text:p>
          <text:p text:style-name="P38">VirtualMachine<text:tab/>63</text:p>
          <text:p text:style-name="P39">^</text:p>
          <text:p text:style-name="P38">^^<text:tab/>33, 42, 51</text:p>
          <text:p text:style-name="P39">;</text:p>
          <text:p text:style-name="P38">;<text:tab/>45</text:p>
          <text:p text:style-name="P39">:</text:p>
          <text:p text:style-name="P38">:<text:tab/>24</text:p>
          <text:p text:style-name="P39">.</text:p>
          <text:p text:style-name="P38">.<text:tab/>44</text:p>
          <text:p text:style-name="P38">.:<text:tab/>24</text:p>
          <text:p text:style-name="P38">.::<text:tab/>24, 45</text:p>
          <text:p text:style-name="P38">.cbrt<text:tab/>31</text:p>
          <text:p text:style-name="P38">.class<text:tab/>45</text:p>
          <text:p text:style-name="P38">.clone<text:tab/>46</text:p>
          <text:p text:style-name="P38">.copy<text:tab/>46</text:p>
          <text:p text:style-name="P38">.e**<text:tab/>31</text:p>
          <text:p text:style-name="P38">.init<text:tab/>46</text:p>
          <text:p text:style-name="P38">.is_class?<text:tab/>46</text:p>
          <text:p text:style-name="P38">.name<text:tab/>47</text:p>
          <text:p text:style-name="P38">.split<text:tab/>31, 57</text:p>
          <text:p text:style-name="P38">.sqrt<text:tab/>31</text:p>
          <text:p text:style-name="P38">.strlen<text:tab/>47</text:p>
          <text:p text:style-name="P38">.to_f<text:tab/>47</text:p>
          <text:p text:style-name="P38">.to_f!<text:tab/>48</text:p>
          <text:p text:style-name="P38">.to_i<text:tab/>48</text:p>
          <text:p text:style-name="P38">.to_i!<text:tab/>48</text:p>
          <text:p text:style-name="P38">.to_n<text:tab/>48</text:p>
          <text:p text:style-name="P38">.to_n!<text:tab/>49</text:p>
          <text:p text:style-name="P38">.to_r<text:tab/>49</text:p>
          <text:p text:style-name="P38">.to_r!<text:tab/>50</text:p>
          <text:p text:style-name="P38">.to_s<text:tab/>50</text:p>
          <text:p text:style-name="P38">.to_x<text:tab/>50</text:p>
          <text:p text:style-name="P38">.to_x!<text:tab/>51</text:p>
          <text:p text:style-name="P39">)</text:p>
          <text:p text:style-name="P38">)methods<text:tab/>44</text:p>
          <text:p text:style-name="P39">&amp;</text:p>
          <text:p text:style-name="P38">&amp;&amp;<text:tab/>33, 42, 44</text:p>
          <text:p text:style-name="P39">&lt;</text:p>
          <text:p text:style-name="P38">&lt;&gt;<text:tab/>51</text:p>
          <text:p text:style-name="P39">=</text:p>
          <text:p text:style-name="P38">=<text:tab/>51</text:p>
          <text:p text:style-name="P39">|</text:p>
          <text:p text:style-name="P38">||<text:tab/>33, 42, 53</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1</text:page-number> of <text:page-count>7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22H40M25S</meta:editing-duration>
    <meta:editing-cycles>1057</meta:editing-cycles>
    <meta:generator>OpenOffice/4.1.1$Win32 OpenOffice.org_project/411m6$Build-9775</meta:generator>
    <dc:date>2015-02-10T11:52:29.69</dc:date>
    <dc:creator>Peter Camilleri</dc:creator>
    <meta:printed-by>Peter Camilleri</meta:printed-by>
    <meta:print-date>2015-02-10T10:49:15.76</meta:print-date>
    <meta:document-statistic meta:table-count="55" meta:image-count="0" meta:object-count="0" meta:page-count="71" meta:paragraph-count="1654" meta:word-count="10282" meta:character-count="63604"/>
    <meta:template xlink:type="simple" xlink:actuate="onRequest" xlink:title="MyDefault" xlink:href="../../../../OpenOffice.org/3/user/template/MyDefault.ott" meta:date="2014-06-26T22:09:00.24"/>
  </office:meta>
</office:document-meta>
</file>